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1aa7d2" officeooo:paragraph-rsid="001aa7d2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aa7d2" officeooo:paragraph-rsid="001d0b8b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officeooo:rsid="001aa7d2" officeooo:paragraph-rsid="001aa7d2" style:font-size-asian="11pt" style:font-size-complex="11pt"/>
    </style:style>
    <style:style style:name="P4" style:family="paragraph" style:parent-style-name="Standard">
      <style:text-properties fo:font-size="11pt" officeooo:rsid="001aa7d2" officeooo:paragraph-rsid="00217b8b" style:font-size-asian="11pt" style:font-size-complex="11pt"/>
    </style:style>
    <style:style style:name="P5" style:family="paragraph" style:parent-style-name="Standard">
      <style:text-properties fo:font-size="11pt" fo:font-weight="normal" officeooo:rsid="001aa7d2" officeooo:paragraph-rsid="001b9750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22a952" officeooo:paragraph-rsid="0022a952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1e2697" officeooo:paragraph-rsid="0022a952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1ddab8" officeooo:paragraph-rsid="001ddab8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9750" style:font-weight-asian="normal" style:font-weight-complex="normal"/>
    </style:style>
    <style:style style:name="T4" style:family="text">
      <style:text-properties fo:font-weight="normal" officeooo:rsid="001d0b8b" style:font-weight-asian="normal" style:font-weight-complex="normal"/>
    </style:style>
    <style:style style:name="T5" style:family="text">
      <style:text-properties fo:font-weight="normal" officeooo:rsid="001f9e47" style:font-weight-asian="normal" style:font-weight-complex="normal"/>
    </style:style>
    <style:style style:name="T6" style:family="text">
      <style:text-properties fo:font-weight="normal" officeooo:rsid="001fbcd2" style:font-weight-asian="normal" style:font-weight-complex="normal"/>
    </style:style>
    <style:style style:name="T7" style:family="text">
      <style:text-properties fo:font-weight="normal" officeooo:rsid="00217b8b" style:font-weight-asian="normal" style:font-weight-complex="normal"/>
    </style:style>
    <style:style style:name="T8" style:family="text">
      <style:text-properties fo:font-weight="normal" officeooo:rsid="002442a3" style:font-weight-asian="normal" style:font-weight-complex="normal"/>
    </style:style>
    <style:style style:name="T9" style:family="text">
      <style:text-properties officeooo:rsid="001b9750"/>
    </style:style>
    <style:style style:name="T10" style:family="text">
      <style:text-properties officeooo:rsid="00217b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ítulo: <text:span text:style-name="T6">Estudo de caso de uma cadeia logística colaborativa de verduras e legumes orgânicos </text:span><text:span text:style-name="T7">na cidade de São Paulo</text:span><text:span text:style-name="T6">.</text:span></text:p>
      <text:p text:style-name="P3"><text:span text:style-name="T1"/></text:p>
      <text:p text:style-name="P4"><text:span text:style-name="T1">Linha de pesquisa e projeto: </text:span>Linha 2: Gestão e Operação de sistemas logísticos sustentáveis e projeto 2.1: Integração da Cadeia Logística.</text:p>
      <text:p text:style-name="P4"><text:span text:style-name="T10">P</text:span>or se tratar de um estudo sobre a colaboração entre produtores rurais orgânicos, gestor de cestas, pontos de distribuição e consumidores finais.</text:p>
      <text:p text:style-name="P3"/>
      <text:p text:style-name="P1">Problema: <text:span text:style-name="T2">Como melhor distribuir alimentos orgânicos direto dos produtores para consumidores finais na cidade de São Paulo.</text:span> </text:p>
      <text:p text:style-name="P3"/>
      <text:p text:style-name="P1">Objetivos: <text:span text:style-name="T2">Descrever </text:span><text:span text:style-name="T3">formalmente </text:span><text:span text:style-name="T2">e </text:span><text:span text:style-name="T7">identificar oportunidade</text:span><text:span text:style-name="T8">s</text:span><text:span text:style-name="T7"> de </text:span><text:span text:style-name="T2">otimiza</text:span><text:span text:style-name="T7">ção de </text:span><text:span text:style-name="T2">um processo de distribuição de alimentos orgânicos existente, </text:span><text:span text:style-name="T3">minimizando o tempo entre colheita e consumo, eliminando intervenções e processos</text:span><text:span text:style-name="T2"> manuais para integração da cadeia logística entre produtor e consumidor.</text:span></text:p>
      <text:p text:style-name="P3"/>
      <text:p text:style-name="P1">Pressupostos/limitações/hipóteses:</text:p>
      <text:p text:style-name="P1">- <text:span text:style-name="T2">Produtos orgânicos possuem características próprias de cultivo, colheita, armazenamento, transporte, distribuição </text:span><text:span text:style-name="T7">e consumo</text:span><text:span text:style-name="T2">;</text:span></text:p>
      <text:p text:style-name="P1"><text:span text:style-name="T2"/></text:p>
      <text:p text:style-name="P1"><text:span text:style-name="T2">- </text:span><text:span text:style-name="T7">Será necessária a c</text:span><text:span text:style-name="T2">oleta e/ou acesso aos dados </text:span><text:span text:style-name="T5">da cadeia logística: </text:span><text:span text:style-name="T2">de produtores rurais, pontos de coleta e consumidores. </text:span><text:span text:style-name="T3">Atualmente tenho contato com o Instituto Auá, porém existem outras cadeias que podem ser </text:span><text:span text:style-name="T4">estudadas</text:span><text:span text:style-name="T3">;</text:span></text:p>
      <text:p text:style-name="P1"><text:span text:style-name="T3"/></text:p>
      <text:p text:style-name="P1"><text:span text:style-name="T3">- </text:span><text:span text:style-name="T8">Adicionalmente, devemos c</text:span><text:span text:style-name="T5">oleta</text:span><text:span text:style-name="T8">r </text:span><text:span text:style-name="T5">d</text:span><text:span text:style-name="T3">ados sobre hábitos de consumo </text:span><text:span text:style-name="T5">de produtos orgânicos pelos consumidores finais.</text:span></text:p>
      <text:p text:style-name="P3"/>
      <text:p text:style-name="P3">- <text:span text:style-name="T10">A hipótese é que padrões serão identificados tanto na cadeia logística quanto nos hábitos de consumo, que serão base para futuros modelos descritivos ou preditivos.</text:span></text:p>
      <text:p text:style-name="P3"/>
      <text:p text:style-name="P1">Resultados:</text:p>
      <text:p text:style-name="P3">- <text:span text:style-name="T10">Mapeamento formal desta cadeia logística única, identificando seus pontos de contato com modelos estabelecidos.</text:span></text:p>
      <text:p text:style-name="P3">- <text:span text:style-name="T9">Melhoria na gestão de estoques, utilizando dados do processo existente para futuro modelo descritivo ou preditivo da oferta e demanda;</text:span></text:p>
      <text:p text:style-name="P3">- <text:span text:style-name="T9">Melhoria na roteirização de entrega, aproximando entregas de horários usuais de coleta pelos consumidores finais, diminuindo riscos de perecimento, através de modelos descritivos ou preditivos;</text:span></text:p>
      <text:p text:style-name="P5">- <text:span text:style-name="T9">Diminuição de custo, por demandar menos da cadeia de logística fria e outros custos de transporte devido a melhoria nas rotas.</text:span></text:p>
      <text:p text:style-name="P5">- <text:span text:style-name="T9">Diminuição de desperdício de alimentos, desde a produção até o consumo, traçando perfis de produção e consumo.</text:span></text:p>
      <text:p text:style-name="P5">- <text:span text:style-name="T9">Aumento da qualidade do serviço.</text:span></text:p>
      <text:p text:style-name="P3"/>
      <text:p text:style-name="P2">Referências bibliográficas: </text:p>
      <text:p text:style-name="P6">Um estudo recente da Organis, uma entidade que reúne produtores orgânicos do Brasil, mostra que dois dos três maiores fatores <text:s/>que limitam o consumo de alimentos orgânicos no Brasil podem ser atenuados com uma melhor logística, pois em primeiro lugar, 41% entrevistados indicam o preço maior como obstáculo, e em terceiro lugar, com 12%, a falta de lugares próximos para a aquisição destes produtos.</text:p>
      <text:p text:style-name="P6"/>
      <text:p text:style-name="P7">O artigo precursor e mais citado sobre agricultura orgânica no Brasil, incluindo sua definição e perspectivas é Campanhola/Valarini (2001).</text:p>
      <text:p text:style-name="P7"/>
      <text:p text:style-name="P7">O trabalho de Terrazzan (2009) focou na distribuição de orgânicos para supermercados na cidade de São Paulo.</text:p>
      <text:p text:style-name="P6"/>
      <text:p text:style-name="P8">A avaliação de uma cadeia logística fria em Da Silva, Gerson Brião (2010) aponta <text:span text:style-name="T10">uma metodologia e um </text:span>modelo de coleta e análise de dados que podem ser utilizados neste trabalho. Ele por sua vez se utiliza de Ballou (2006), Goldratt (1986) e Dettmer (1998) para chegar a este mode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1:39:04.393037339</meta:creation-date>
    <dc:date>2017-10-15T15:06:24.953186398</dc:date>
    <meta:editing-duration>PT22M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469" meta:character-count="3165" meta:non-whitespace-character-count="2715"/>
  </office:meta>
</office:document-meta>
</file>